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654in" svg:height="4.6224in" svg:x="1.6587in" svg:y="0.0417in">
            <draw:object draw:notify-on-update-of-ranges="Sheet1.D1:Sheet1.D1 Sheet1.D2:Sheet1.D34 Sheet1.E1:Sheet1.E1 Sheet1.E2:Sheet1.E34 Sheet1.D1:Sheet1.D1 Sheet1.D2:Sheet1.D34 Sheet1.F1:Sheet1.F1 Sheet1.F2:Sheet1.F3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>
            <text:p>E (MeV)</text:p>
          </table:table-cell>
          <table:table-cell office:value-type="string">
            <text:p>Newtonian/c</text:p>
          </table:table-cell>
          <table:table-cell office:value-type="string">
            <text:p>v/c</text:p>
          </table:table-cell>
          <table:table-cell office:value-type="string">
            <text:p>Newtonian (m/s)*10^8</text:p>
          </table:table-cell>
          <table:table-cell office:value-type="string">
            <text:p>expt (m/s)*10^8</text:p>
          </table:table-cell>
          <table:table-cell office:value-type="string">
            <text:p>relativistic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table:formula="of:=SQRT(2*[.A2]/0.511)" office:value-type="float" office:value="1.39890927598133">
            <text:p>1.398909276</text:p>
          </table:table-cell>
          <table:table-cell office:value-type="float" office:value="0.867">
            <text:p>0.867</text:p>
          </table:table-cell>
          <table:table-cell table:formula="of:=[.B2]*300000000/100000000" office:value-type="float" office:value="4.196727827944">
            <text:p>4.1967278279</text:p>
          </table:table-cell>
          <table:table-cell table:formula="of:=[.C2]*300000000/100000000" office:value-type="float" office:value="2.601">
            <text:p>2.601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formula="of:=SQRT(2*[.A3]/0.511)" office:value-type="float" office:value="1.97835647062233">
            <text:p>1.9783564706</text:p>
          </table:table-cell>
          <table:table-cell office:value-type="float" office:value="0.91">
            <text:p>0.91</text:p>
          </table:table-cell>
          <table:table-cell table:formula="of:=[.B3]*300000000/100000000" office:value-type="float" office:value="5.93506941186698">
            <text:p>5.9350694119</text:p>
          </table:table-cell>
          <table:table-cell table:formula="of:=[.C3]*300000000/100000000" office:value-type="float" office:value="2.73">
            <text:p>2.73</text:p>
          </table:table-cell>
          <table:table-cell/>
        </table:table-row>
        <table:table-row table:style-name="ro2">
          <table:table-cell office:value-type="float" office:value="1.5">
            <text:p>1.5</text:p>
          </table:table-cell>
          <table:table-cell table:formula="of:=SQRT(2*[.A4]/0.511)" office:value-type="float" office:value="2.42298194117906">
            <text:p>2.4229819412</text:p>
          </table:table-cell>
          <table:table-cell office:value-type="float" office:value="0.96">
            <text:p>0.96</text:p>
          </table:table-cell>
          <table:table-cell table:formula="of:=[.B4]*300000000/100000000" office:value-type="float" office:value="7.26894582353718">
            <text:p>7.2689458235</text:p>
          </table:table-cell>
          <table:table-cell table:formula="of:=[.C4]*300000000/100000000" office:value-type="float" office:value="2.88">
            <text:p>2.88</text:p>
          </table:table-cell>
          <table:table-cell/>
        </table:table-row>
        <table:table-row table:style-name="ro2">
          <table:table-cell office:value-type="float" office:value="4.5">
            <text:p>4.5</text:p>
          </table:table-cell>
          <table:table-cell table:formula="of:=SQRT(2*[.A5]/0.511)" office:value-type="float" office:value="4.196727827944">
            <text:p>4.1967278279</text:p>
          </table:table-cell>
          <table:table-cell office:value-type="float" office:value="0.987">
            <text:p>0.987</text:p>
          </table:table-cell>
          <table:table-cell table:formula="of:=[.B5]*300000000/100000000" office:value-type="float" office:value="12.590183483832">
            <text:p>12.5901834838</text:p>
          </table:table-cell>
          <table:table-cell table:formula="of:=[.C5]*300000000/100000000" office:value-type="float" office:value="2.961">
            <text:p>2.961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table:formula="of:=SQRT(2*[.A6]/0.511)" office:value-type="float" office:value="7.66214166358195">
            <text:p>7.6621416636</text:p>
          </table:table-cell>
          <table:table-cell office:value-type="float" office:value="1">
            <text:p>1</text:p>
          </table:table-cell>
          <table:table-cell table:formula="of:=[.B6]*300000000/100000000" office:value-type="float" office:value="22.9864249907459">
            <text:p>22.9864249907</text:p>
          </table:table-cell>
          <table:table-cell table:formula="of:=[.C6]*300000000/100000000"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0.01">
            <text:p>0.01</text:p>
          </table:table-cell>
          <table:table-cell table:formula="of:=SQRT(2*[.A7]/0.511)" office:value-type="float" office:value="0.197835647062233">
            <text:p>0.1978356471</text:p>
          </table:table-cell>
          <table:table-cell/>
          <table:table-cell table:formula="of:=[.B7]*300000000/100000000" office:value-type="float" office:value="0.593506941186698">
            <text:p>0.5935069412</text:p>
          </table:table-cell>
          <table:table-cell/>
          <table:table-cell table:formula="of:=300000000*SQRT(1-(1/(1+[.A7]/0.511))^2)/100000000" office:value-type="float" office:value="0.584956242573524">
            <text:p>0.5849562426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table:formula="of:=SQRT(2*[.A8]/0.511)" office:value-type="float" office:value="0.279781855196266">
            <text:p>0.2797818552</text:p>
          </table:table-cell>
          <table:table-cell/>
          <table:table-cell table:formula="of:=[.B8]*300000000/100000000" office:value-type="float" office:value="0.839345565588799">
            <text:p>0.8393455656</text:p>
          </table:table-cell>
          <table:table-cell/>
          <table:table-cell table:formula="of:=300000000*SQRT(1-(1/(1+[.A8]/0.511))^2)/100000000" office:value-type="float" office:value="0.815596946107055">
            <text:p>0.8155969461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table:formula="of:=SQRT(2*[.A9]/0.511)" office:value-type="float" office:value="0.342661392260051">
            <text:p>0.3426613923</text:p>
          </table:table-cell>
          <table:table-cell/>
          <table:table-cell table:formula="of:=[.B9]*300000000/100000000" office:value-type="float" office:value="1.02798417678015">
            <text:p>1.0279841768</text:p>
          </table:table-cell>
          <table:table-cell/>
          <table:table-cell table:formula="of:=300000000*SQRT(1-(1/(1+[.A9]/0.511))^2)/100000000" office:value-type="float" office:value="0.985127600349093">
            <text:p>0.9851276003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table:formula="of:=SQRT(2*[.A10]/0.511)" office:value-type="float" office:value="0.395671294124465">
            <text:p>0.3956712941</text:p>
          </table:table-cell>
          <table:table-cell/>
          <table:table-cell table:formula="of:=[.B10]*300000000/100000000" office:value-type="float" office:value="1.1870138823734">
            <text:p>1.1870138824</text:p>
          </table:table-cell>
          <table:table-cell/>
          <table:table-cell table:formula="of:=300000000*SQRT(1-(1/(1+[.A10]/0.511))^2)/100000000" office:value-type="float" office:value="1.12217841260152">
            <text:p>1.1221784126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table:formula="of:=SQRT(2*[.A11]/0.511)" office:value-type="float" office:value="0.442373955203809">
            <text:p>0.4423739552</text:p>
          </table:table-cell>
          <table:table-cell/>
          <table:table-cell table:formula="of:=[.B11]*300000000/100000000" office:value-type="float" office:value="1.32712186561143">
            <text:p>1.3271218656</text:p>
          </table:table-cell>
          <table:table-cell/>
          <table:table-cell table:formula="of:=300000000*SQRT(1-(1/(1+[.A11]/0.511))^2)/100000000" office:value-type="float" office:value="1.23805742275831">
            <text:p>1.2380574228</text:p>
          </table:table-cell>
        </table:table-row>
        <table:table-row table:style-name="ro2">
          <table:table-cell office:value-type="float" office:value="0.1">
            <text:p>0.1</text:p>
          </table:table-cell>
          <table:table-cell table:formula="of:=SQRT(2*[.A12]/0.511)" office:value-type="float" office:value="0.625611247089855">
            <text:p>0.6256112471</text:p>
          </table:table-cell>
          <table:table-cell/>
          <table:table-cell table:formula="of:=[.B12]*300000000/100000000" office:value-type="float" office:value="1.87683374126956">
            <text:p>1.8768337413</text:p>
          </table:table-cell>
          <table:table-cell/>
          <table:table-cell table:formula="of:=300000000*SQRT(1-(1/(1+[.A12]/0.511))^2)/100000000" office:value-type="float" office:value="1.64466129863609">
            <text:p>1.6446612986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table:formula="of:=SQRT(2*[.A13]/0.511)" office:value-type="float" office:value="0.884747910407618">
            <text:p>0.8847479104</text:p>
          </table:table-cell>
          <table:table-cell/>
          <table:table-cell table:formula="of:=[.B13]*300000000/100000000" office:value-type="float" office:value="2.65424373122285">
            <text:p>2.6542437312</text:p>
          </table:table-cell>
          <table:table-cell/>
          <table:table-cell table:formula="of:=300000000*SQRT(1-(1/(1+[.A13]/0.511))^2)/100000000" office:value-type="float" office:value="2.08594212562165">
            <text:p>2.0859421256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table:formula="of:=SQRT(2*[.A14]/0.511)" office:value-type="float" office:value="1.08359046574615">
            <text:p>1.0835904657</text:p>
          </table:table-cell>
          <table:table-cell/>
          <table:table-cell table:formula="of:=[.B14]*300000000/100000000" office:value-type="float" office:value="3.25077139723846">
            <text:p>3.2507713972</text:p>
          </table:table-cell>
          <table:table-cell/>
          <table:table-cell table:formula="of:=300000000*SQRT(1-(1/(1+[.A14]/0.511))^2)/100000000" office:value-type="float" office:value="2.32957531351425">
            <text:p>2.3295753135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table:formula="of:=SQRT(2*[.A15]/0.511)" office:value-type="float" office:value="1.25122249417971">
            <text:p>1.2512224942</text:p>
          </table:table-cell>
          <table:table-cell/>
          <table:table-cell table:formula="of:=[.B15]*300000000/100000000" office:value-type="float" office:value="3.75366748253913">
            <text:p>3.7536674825</text:p>
          </table:table-cell>
          <table:table-cell/>
          <table:table-cell table:formula="of:=300000000*SQRT(1-(1/(1+[.A15]/0.511))^2)/100000000" office:value-type="float" office:value="2.48360583556068">
            <text:p>2.4836058356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table:formula="of:=SQRT(2*[.A16]/0.511)" office:value-type="float" office:value="1.39890927598133">
            <text:p>1.398909276</text:p>
          </table:table-cell>
          <table:table-cell/>
          <table:table-cell table:formula="of:=[.B16]*300000000/100000000" office:value-type="float" office:value="4.196727827944">
            <text:p>4.1967278279</text:p>
          </table:table-cell>
          <table:table-cell/>
          <table:table-cell table:formula="of:=300000000*SQRT(1-(1/(1+[.A16]/0.511))^2)/100000000" office:value-type="float" office:value="2.58858498368717">
            <text:p>2.5885849837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table:formula="of:=SQRT(2*[.A17]/0.511)" office:value-type="float" office:value="1.71330696130026">
            <text:p>1.7133069613</text:p>
          </table:table-cell>
          <table:table-cell/>
          <table:table-cell table:formula="of:=[.B17]*300000000/100000000" office:value-type="float" office:value="5.13992088390077">
            <text:p>5.1399208839</text:p>
          </table:table-cell>
          <table:table-cell/>
          <table:table-cell table:formula="of:=300000000*SQRT(1-(1/(1+[.A17]/0.511))^2)/100000000" office:value-type="float" office:value="2.74263907126812">
            <text:p>2.7426390713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SQRT(2*[.A18]/0.511)" office:value-type="float" office:value="1.97835647062233">
            <text:p>1.9783564706</text:p>
          </table:table-cell>
          <table:table-cell/>
          <table:table-cell table:formula="of:=[.B18]*300000000/100000000" office:value-type="float" office:value="5.93506941186698">
            <text:p>5.9350694119</text:p>
          </table:table-cell>
          <table:table-cell/>
          <table:table-cell table:formula="of:=300000000*SQRT(1-(1/(1+[.A18]/0.511))^2)/100000000" office:value-type="float" office:value="2.82323718827586">
            <text:p>2.8232371883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table:formula="of:=SQRT(2*[.A19]/0.511)" office:value-type="float" office:value="2.21186977601904">
            <text:p>2.211869776</text:p>
          </table:table-cell>
          <table:table-cell/>
          <table:table-cell table:formula="of:=[.B19]*300000000/100000000" office:value-type="float" office:value="6.63560932805713">
            <text:p>6.6356093281</text:p>
          </table:table-cell>
          <table:table-cell/>
          <table:table-cell table:formula="of:=300000000*SQRT(1-(1/(1+[.A19]/0.511))^2)/100000000" office:value-type="float" office:value="2.87091985457457">
            <text:p>2.8709198546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table:formula="of:=SQRT(2*[.A20]/0.511)" office:value-type="float" office:value="2.42298194117906">
            <text:p>2.4229819412</text:p>
          </table:table-cell>
          <table:table-cell/>
          <table:table-cell table:formula="of:=[.B20]*300000000/100000000" office:value-type="float" office:value="7.26894582353718">
            <text:p>7.2689458235</text:p>
          </table:table-cell>
          <table:table-cell/>
          <table:table-cell table:formula="of:=300000000*SQRT(1-(1/(1+[.A20]/0.511))^2)/100000000" office:value-type="float" office:value="2.90153193424291">
            <text:p>2.9015319342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SQRT(2*[.A21]/0.511)" office:value-type="float" office:value="2.79781855196266">
            <text:p>2.797818552</text:p>
          </table:table-cell>
          <table:table-cell/>
          <table:table-cell table:formula="of:=[.B21]*300000000/100000000" office:value-type="float" office:value="8.39345565588799">
            <text:p>8.3934556559</text:p>
          </table:table-cell>
          <table:table-cell/>
          <table:table-cell table:formula="of:=300000000*SQRT(1-(1/(1+[.A21]/0.511))^2)/100000000" office:value-type="float" office:value="2.93722198238839">
            <text:p>2.9372219824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table:formula="of:=SQRT(2*[.A22]/0.511)" office:value-type="float" office:value="3.12805623544927">
            <text:p>3.1280562354</text:p>
          </table:table-cell>
          <table:table-cell/>
          <table:table-cell table:formula="of:=[.B22]*300000000/100000000" office:value-type="float" office:value="9.38416870634782">
            <text:p>9.3841687063</text:p>
          </table:table-cell>
          <table:table-cell/>
          <table:table-cell table:formula="of:=300000000*SQRT(1-(1/(1+[.A22]/0.511))^2)/100000000" office:value-type="float" office:value="2.95648159248578">
            <text:p>2.9564815925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SQRT(2*[.A23]/0.511)" office:value-type="float" office:value="3.42661392260051">
            <text:p>3.4266139226</text:p>
          </table:table-cell>
          <table:table-cell/>
          <table:table-cell table:formula="of:=[.B23]*300000000/100000000" office:value-type="float" office:value="10.2798417678015">
            <text:p>10.2798417678</text:p>
          </table:table-cell>
          <table:table-cell/>
          <table:table-cell table:formula="of:=300000000*SQRT(1-(1/(1+[.A23]/0.511))^2)/100000000" office:value-type="float" office:value="2.96805596568759">
            <text:p>2.9680559657</text:p>
          </table:table-cell>
        </table:table-row>
        <table:table-row table:style-name="ro2">
          <table:table-cell office:value-type="float" office:value="3.5">
            <text:p>3.5</text:p>
          </table:table-cell>
          <table:table-cell table:formula="of:=SQRT(2*[.A24]/0.511)" office:value-type="float" office:value="3.70116605098803">
            <text:p>3.701166051</text:p>
          </table:table-cell>
          <table:table-cell/>
          <table:table-cell table:formula="of:=[.B24]*300000000/100000000" office:value-type="float" office:value="11.1034981529641">
            <text:p>11.103498153</text:p>
          </table:table-cell>
          <table:table-cell/>
          <table:table-cell table:formula="of:=300000000*SQRT(1-(1/(1+[.A24]/0.511))^2)/100000000" office:value-type="float" office:value="2.97555439547284">
            <text:p>2.9755543955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SQRT(2*[.A25]/0.511)" office:value-type="float" office:value="3.95671294124465">
            <text:p>3.9567129412</text:p>
          </table:table-cell>
          <table:table-cell/>
          <table:table-cell table:formula="of:=[.B25]*300000000/100000000" office:value-type="float" office:value="11.870138823734">
            <text:p>11.8701388237</text:p>
          </table:table-cell>
          <table:table-cell/>
          <table:table-cell table:formula="of:=300000000*SQRT(1-(1/(1+[.A25]/0.511))^2)/100000000" office:value-type="float" office:value="2.98068977296117">
            <text:p>2.980689773</text:p>
          </table:table-cell>
        </table:table-row>
        <table:table-row table:style-name="ro2">
          <table:table-cell office:value-type="float" office:value="4.5">
            <text:p>4.5</text:p>
          </table:table-cell>
          <table:table-cell table:formula="of:=SQRT(2*[.A26]/0.511)" office:value-type="float" office:value="4.196727827944">
            <text:p>4.1967278279</text:p>
          </table:table-cell>
          <table:table-cell/>
          <table:table-cell table:formula="of:=[.B26]*300000000/100000000" office:value-type="float" office:value="12.590183483832">
            <text:p>12.5901834838</text:p>
          </table:table-cell>
          <table:table-cell/>
          <table:table-cell table:formula="of:=300000000*SQRT(1-(1/(1+[.A26]/0.511))^2)/100000000" office:value-type="float" office:value="2.98436068442223">
            <text:p>2.9843606844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SQRT(2*[.A27]/0.511)" office:value-type="float" office:value="4.42373955203809">
            <text:p>4.423739552</text:p>
          </table:table-cell>
          <table:table-cell/>
          <table:table-cell table:formula="of:=[.B27]*300000000/100000000" office:value-type="float" office:value="13.2712186561143">
            <text:p>13.2712186561</text:p>
          </table:table-cell>
          <table:table-cell/>
          <table:table-cell table:formula="of:=300000000*SQRT(1-(1/(1+[.A27]/0.511))^2)/100000000" office:value-type="float" office:value="2.98707564906237">
            <text:p>2.9870756491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SQRT(2*[.A28]/0.511)" office:value-type="float" office:value="4.84596388235812">
            <text:p>4.8459638824</text:p>
          </table:table-cell>
          <table:table-cell/>
          <table:table-cell table:formula="of:=[.B28]*300000000/100000000" office:value-type="float" office:value="14.5378916470744">
            <text:p>14.5378916471</text:p>
          </table:table-cell>
          <table:table-cell/>
          <table:table-cell table:formula="of:=300000000*SQRT(1-(1/(1+[.A28]/0.511))^2)/100000000" office:value-type="float" office:value="2.99074645845062">
            <text:p>2.9907464585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SQRT(2*[.A29]/0.511)" office:value-type="float" office:value="5.23423922590214">
            <text:p>5.2342392259</text:p>
          </table:table-cell>
          <table:table-cell/>
          <table:table-cell table:formula="of:=[.B29]*300000000/100000000" office:value-type="float" office:value="15.7027176777064">
            <text:p>15.7027176777</text:p>
          </table:table-cell>
          <table:table-cell/>
          <table:table-cell table:formula="of:=300000000*SQRT(1-(1/(1+[.A29]/0.511))^2)/100000000" office:value-type="float" office:value="2.99304910145147">
            <text:p>2.9930491015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SQRT(2*[.A30]/0.511)" office:value-type="float" office:value="5.59563710392533">
            <text:p>5.5956371039</text:p>
          </table:table-cell>
          <table:table-cell/>
          <table:table-cell table:formula="of:=[.B30]*300000000/100000000" office:value-type="float" office:value="16.786911311776">
            <text:p>16.7869113118</text:p>
          </table:table-cell>
          <table:table-cell/>
          <table:table-cell table:formula="of:=300000000*SQRT(1-(1/(1+[.A30]/0.511))^2)/100000000" office:value-type="float" office:value="2.99458792515278">
            <text:p>2.9945879252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formula="of:=SQRT(2*[.A31]/0.511)" office:value-type="float" office:value="5.93506941186698">
            <text:p>5.9350694119</text:p>
          </table:table-cell>
          <table:table-cell/>
          <table:table-cell table:formula="of:=[.B31]*300000000/100000000" office:value-type="float" office:value="17.8052082356009">
            <text:p>17.8052082356</text:p>
          </table:table-cell>
          <table:table-cell/>
          <table:table-cell table:formula="of:=300000000*SQRT(1-(1/(1+[.A31]/0.511))^2)/100000000" office:value-type="float" office:value="2.99566694255743">
            <text:p>2.995666942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SQRT(2*[.A32]/0.511)" office:value-type="float" office:value="6.25611247089854">
            <text:p>6.2561124709</text:p>
          </table:table-cell>
          <table:table-cell/>
          <table:table-cell table:formula="of:=[.B32]*300000000/100000000" office:value-type="float" office:value="18.7683374126956">
            <text:p>18.7683374127</text:p>
          </table:table-cell>
          <table:table-cell/>
          <table:table-cell table:formula="of:=300000000*SQRT(1-(1/(1+[.A32]/0.511))^2)/100000000" office:value-type="float" office:value="2.99645266807434">
            <text:p>2.996452668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SQRT(2*[.A33]/0.511)" office:value-type="float" office:value="6.85322784520103">
            <text:p>6.8532278452</text:p>
          </table:table-cell>
          <table:table-cell/>
          <table:table-cell table:formula="of:=[.B33]*300000000/100000000" office:value-type="float" office:value="20.5596835356031">
            <text:p>20.5596835356</text:p>
          </table:table-cell>
          <table:table-cell/>
          <table:table-cell table:formula="of:=300000000*SQRT(1-(1/(1+[.A33]/0.511))^2)/100000000" office:value-type="float" office:value="2.99749659998159">
            <text:p>2.9974966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SQRT(2*[.A34]/0.511)" office:value-type="float" office:value="7.66214166358195">
            <text:p>7.6621416636</text:p>
          </table:table-cell>
          <table:table-cell/>
          <table:table-cell table:formula="of:=[.B34]*300000000/100000000" office:value-type="float" office:value="22.9864249907459">
            <text:p>22.9864249907</text:p>
          </table:table-cell>
          <table:table-cell/>
          <table:table-cell table:formula="of:=300000000*SQRT(1-(1/(1+[.A34]/0.511))^2)/100000000" office:value-type="float" office:value="2.9983715615435">
            <text:p>2.9983715615</text:p>
          </table:table-cell>
        </table:table-row>
        <table:table-row table:style-name="ro2" table:number-rows-repeated="104854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2:11:48</meta:creation-date>
    <dc:date>2013-12-07T12:41:14</dc:date>
    <meta:editing-duration>PT13M16S</meta:editing-duration>
    <meta:editing-cycles>2</meta:editing-cycles>
    <meta:generator>LibreOffice/4.0.2.2$Linux_X86_64 LibreOffice_project/400m0$Build-2</meta:generator>
    <meta:document-statistic meta:table-count="1" meta:cell-count="1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15cm" svg:height="11.742cm" xlink:href=".." xlink:type="simple" chart:class="chart:scatter" chart:style-name="ch1">
        <chart:legend chart:legend-position="end" svg:x="12.752cm" svg:y="5.323cm" style:legend-expansion="high" chart:style-name="ch2"/>
        <chart:plot-area chart:style-name="ch3" table:cell-range-address="Sheet1.D1:Sheet1.F34" chart:data-source-has-labels="row" svg:x="0.768cm" svg:y="1.071cm" svg:width="11.348cm" svg:height="10.017cm">
          <chartooo:coordinate-region svg:x="1.389cm" svg:y="1.27cm" svg:width="10.54cm" svg:height="9.1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34" chart:label-cell-address="Sheet1.E1:Sheet1.E1" chart:class="chart:scatter">
            <chart:domain table:cell-range-address="Sheet1.D2:Sheet1.D34"/>
            <chart:data-point chart:repeated="33"/>
          </chart:series>
          <chart:series chart:style-name="ch7" chart:values-cell-range-address="Sheet1.F2:Sheet1.F34" chart:label-cell-address="Sheet1.F1:Sheet1.F1" chart:class="chart:scatter"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expt (m/s)*10^8</text:p>
                <draw:g>
                  <svg:desc>Sheet1.E1:Sheet1.E1</svg:desc>
                </draw:g>
              </table:table-cell>
              <table:table-cell office:value-type="string">
                <text:p>relativistic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196727827944">
                <text:p>4.196727827944</text:p>
                <draw:g>
                  <svg:desc>Sheet1.D2:Sheet1.D34</svg:desc>
                </draw:g>
              </table:table-cell>
              <table:table-cell office:value-type="float" office:value="2.601">
                <text:p>2.601</text:p>
                <draw:g>
                  <svg:desc>Sheet1.E2:Sheet1.E34</svg:desc>
                </draw:g>
              </table:table-cell>
              <table:table-cell office:value-type="float" office:value="NaN">
                <text:p>NaN</text:p>
                <draw:g>
                  <svg:desc>Sheet1.F2:Sheet1.F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93506941186698">
                <text:p>5.93506941186698</text:p>
              </table:table-cell>
              <table:table-cell office:value-type="float" office:value="2.73">
                <text:p>2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26894582353718">
                <text:p>7.26894582353718</text:p>
              </table:table-cell>
              <table:table-cell office:value-type="float" office:value="2.88">
                <text:p>2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590183483832">
                <text:p>12.590183483832</text:p>
              </table:table-cell>
              <table:table-cell office:value-type="float" office:value="2.961">
                <text:p>2.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9864249907459">
                <text:p>22.986424990745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93506941186698">
                <text:p>0.593506941186698</text:p>
              </table:table-cell>
              <table:table-cell office:value-type="float" office:value="NaN">
                <text:p>NaN</text:p>
              </table:table-cell>
              <table:table-cell office:value-type="float" office:value="0.584956242573524">
                <text:p>0.5849562425735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39345565588799">
                <text:p>0.839345565588799</text:p>
              </table:table-cell>
              <table:table-cell office:value-type="float" office:value="NaN">
                <text:p>NaN</text:p>
              </table:table-cell>
              <table:table-cell office:value-type="float" office:value="0.815596946107055">
                <text:p>0.8155969461070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2798417678015">
                <text:p>1.02798417678015</text:p>
              </table:table-cell>
              <table:table-cell office:value-type="float" office:value="NaN">
                <text:p>NaN</text:p>
              </table:table-cell>
              <table:table-cell office:value-type="float" office:value="0.985127600349093">
                <text:p>0.9851276003490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870138823734">
                <text:p>1.1870138823734</text:p>
              </table:table-cell>
              <table:table-cell office:value-type="float" office:value="NaN">
                <text:p>NaN</text:p>
              </table:table-cell>
              <table:table-cell office:value-type="float" office:value="1.12217841260152">
                <text:p>1.122178412601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2712186561143">
                <text:p>1.32712186561143</text:p>
              </table:table-cell>
              <table:table-cell office:value-type="float" office:value="NaN">
                <text:p>NaN</text:p>
              </table:table-cell>
              <table:table-cell office:value-type="float" office:value="1.23805742275831">
                <text:p>1.238057422758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7683374126956">
                <text:p>1.87683374126956</text:p>
              </table:table-cell>
              <table:table-cell office:value-type="float" office:value="NaN">
                <text:p>NaN</text:p>
              </table:table-cell>
              <table:table-cell office:value-type="float" office:value="1.64466129863609">
                <text:p>1.644661298636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65424373122285">
                <text:p>2.65424373122285</text:p>
              </table:table-cell>
              <table:table-cell office:value-type="float" office:value="NaN">
                <text:p>NaN</text:p>
              </table:table-cell>
              <table:table-cell office:value-type="float" office:value="2.08594212562165">
                <text:p>2.085942125621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25077139723846">
                <text:p>3.25077139723846</text:p>
              </table:table-cell>
              <table:table-cell office:value-type="float" office:value="NaN">
                <text:p>NaN</text:p>
              </table:table-cell>
              <table:table-cell office:value-type="float" office:value="2.32957531351425">
                <text:p>2.329575313514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75366748253913">
                <text:p>3.75366748253913</text:p>
              </table:table-cell>
              <table:table-cell office:value-type="float" office:value="NaN">
                <text:p>NaN</text:p>
              </table:table-cell>
              <table:table-cell office:value-type="float" office:value="2.48360583556068">
                <text:p>2.483605835560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196727827944">
                <text:p>4.196727827944</text:p>
              </table:table-cell>
              <table:table-cell office:value-type="float" office:value="NaN">
                <text:p>NaN</text:p>
              </table:table-cell>
              <table:table-cell office:value-type="float" office:value="2.58858498368717">
                <text:p>2.588584983687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3992088390077">
                <text:p>5.13992088390077</text:p>
              </table:table-cell>
              <table:table-cell office:value-type="float" office:value="NaN">
                <text:p>NaN</text:p>
              </table:table-cell>
              <table:table-cell office:value-type="float" office:value="2.74263907126812">
                <text:p>2.742639071268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93506941186698">
                <text:p>5.93506941186698</text:p>
              </table:table-cell>
              <table:table-cell office:value-type="float" office:value="NaN">
                <text:p>NaN</text:p>
              </table:table-cell>
              <table:table-cell office:value-type="float" office:value="2.82323718827586">
                <text:p>2.823237188275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63560932805713">
                <text:p>6.63560932805713</text:p>
              </table:table-cell>
              <table:table-cell office:value-type="float" office:value="NaN">
                <text:p>NaN</text:p>
              </table:table-cell>
              <table:table-cell office:value-type="float" office:value="2.87091985457457">
                <text:p>2.870919854574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26894582353718">
                <text:p>7.26894582353718</text:p>
              </table:table-cell>
              <table:table-cell office:value-type="float" office:value="NaN">
                <text:p>NaN</text:p>
              </table:table-cell>
              <table:table-cell office:value-type="float" office:value="2.90153193424291">
                <text:p>2.901531934242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39345565588799">
                <text:p>8.39345565588799</text:p>
              </table:table-cell>
              <table:table-cell office:value-type="float" office:value="NaN">
                <text:p>NaN</text:p>
              </table:table-cell>
              <table:table-cell office:value-type="float" office:value="2.93722198238839">
                <text:p>2.937221982388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38416870634782">
                <text:p>9.38416870634782</text:p>
              </table:table-cell>
              <table:table-cell office:value-type="float" office:value="NaN">
                <text:p>NaN</text:p>
              </table:table-cell>
              <table:table-cell office:value-type="float" office:value="2.95648159248578">
                <text:p>2.956481592485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2798417678015">
                <text:p>10.2798417678015</text:p>
              </table:table-cell>
              <table:table-cell office:value-type="float" office:value="NaN">
                <text:p>NaN</text:p>
              </table:table-cell>
              <table:table-cell office:value-type="float" office:value="2.96805596568759">
                <text:p>2.968055965687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1034981529641">
                <text:p>11.1034981529641</text:p>
              </table:table-cell>
              <table:table-cell office:value-type="float" office:value="NaN">
                <text:p>NaN</text:p>
              </table:table-cell>
              <table:table-cell office:value-type="float" office:value="2.97555439547284">
                <text:p>2.975554395472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870138823734">
                <text:p>11.870138823734</text:p>
              </table:table-cell>
              <table:table-cell office:value-type="float" office:value="NaN">
                <text:p>NaN</text:p>
              </table:table-cell>
              <table:table-cell office:value-type="float" office:value="2.98068977296117">
                <text:p>2.980689772961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590183483832">
                <text:p>12.590183483832</text:p>
              </table:table-cell>
              <table:table-cell office:value-type="float" office:value="NaN">
                <text:p>NaN</text:p>
              </table:table-cell>
              <table:table-cell office:value-type="float" office:value="2.98436068442223">
                <text:p>2.984360684422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.2712186561143">
                <text:p>13.2712186561143</text:p>
              </table:table-cell>
              <table:table-cell office:value-type="float" office:value="NaN">
                <text:p>NaN</text:p>
              </table:table-cell>
              <table:table-cell office:value-type="float" office:value="2.98707564906237">
                <text:p>2.987075649062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.5378916470744">
                <text:p>14.5378916470744</text:p>
              </table:table-cell>
              <table:table-cell office:value-type="float" office:value="NaN">
                <text:p>NaN</text:p>
              </table:table-cell>
              <table:table-cell office:value-type="float" office:value="2.99074645845062">
                <text:p>2.990746458450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7027176777064">
                <text:p>15.7027176777064</text:p>
              </table:table-cell>
              <table:table-cell office:value-type="float" office:value="NaN">
                <text:p>NaN</text:p>
              </table:table-cell>
              <table:table-cell office:value-type="float" office:value="2.99304910145147">
                <text:p>2.993049101451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786911311776">
                <text:p>16.786911311776</text:p>
              </table:table-cell>
              <table:table-cell office:value-type="float" office:value="NaN">
                <text:p>NaN</text:p>
              </table:table-cell>
              <table:table-cell office:value-type="float" office:value="2.99458792515278">
                <text:p>2.994587925152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.8052082356009">
                <text:p>17.8052082356009</text:p>
              </table:table-cell>
              <table:table-cell office:value-type="float" office:value="NaN">
                <text:p>NaN</text:p>
              </table:table-cell>
              <table:table-cell office:value-type="float" office:value="2.99566694255743">
                <text:p>2.995666942557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.7683374126956">
                <text:p>18.7683374126956</text:p>
              </table:table-cell>
              <table:table-cell office:value-type="float" office:value="NaN">
                <text:p>NaN</text:p>
              </table:table-cell>
              <table:table-cell office:value-type="float" office:value="2.99645266807434">
                <text:p>2.996452668074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.5596835356031">
                <text:p>20.5596835356031</text:p>
              </table:table-cell>
              <table:table-cell office:value-type="float" office:value="NaN">
                <text:p>NaN</text:p>
              </table:table-cell>
              <table:table-cell office:value-type="float" office:value="2.99749659998159">
                <text:p>2.997496599981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.9864249907459">
                <text:p>22.9864249907459</text:p>
              </table:table-cell>
              <table:table-cell office:value-type="float" office:value="NaN">
                <text:p>NaN</text:p>
              </table:table-cell>
              <table:table-cell office:value-type="float" office:value="2.9983715615435">
                <text:p>2.99837156154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